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margin-top="0in" fo:margin-bottom="0in" loext:contextual-spacing="false"/>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7">
      <style:paragraph-properties fo:margin-top="0in" fo:margin-bottom="0in" loext:contextual-spacing="false"/>
    </style:style>
    <style:style style:name="P14"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scrapes use the concepts of jobs and instances to identify specific exporters. In this lesson, we discuss the relationship between jobs, instances, and exporters. We also explore how jobs and instances show up in Prometheus data.</text:p>
      <text:h text:style-name="Heading_20_4" text:outline-level="4"><text:bookmark text:name="relevant-documentation"/>Relevant Documentation</text:h>
      <text:list xml:id="list2310464115" text:style-name="L8">
        <text:list-item>
          <text:p text:style-name="P8"><text:a xlink:type="simple" xlink:href="https://prometheus.io/docs/concepts/jobs_instances/" text:style-name="Internet_20_link" text:visited-style-name="Visited_20_Internet_20_Link">Jobs and Instances</text:a></text:p>
        </text:list-item>
      </text:list>
      <text:h text:style-name="Heading_20_3" text:outline-level="3"><text:bookmark text:name="lesson-reference"/>Lesson Reference</text:h>
      <text:p text:style-name="Text_20_body">You can access the Prometheus expression browser in a web browser. Use the public IP address of your Prometheus server:</text:p>
      <text:p text:style-name="P14"><text:span text:style-name="Source_20_Text">http://&lt;PROMETHEUS_SERVER_PUBLIC_IP&gt;:9090</text:span></text:p>
      <text:p text:style-name="Text_20_body">Run a query to retrieve some data that includes metrics from multiple jobs:</text:p>
      <text:p text:style-name="P14"><text:span text:style-name="Source_20_Text">up</text:span></text:p>
      <text:p text:style-name="Text_20_body">Query data for a specific job:</text:p>
      <text:p text:style-name="P14"><text:span text:style-name="Source_20_Text">up{job="Linux Server"}</text:span></text:p>
      <text:p text:style-name="Text_20_body">Query data for a specific instance:</text:p>
      <text:p text:style-name="P14"><text:span text:style-name="Source_20_Text">up{instance="localhost:9090"}</text:span></text:p>
      <text:p text:style-name="Text_20_body">Query some additional metadata about Prometheus scrapes:</text:p>
      <text:p text:style-name="P14"><text:span text:style-name="Source_20_Text">scrape_duration_second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7T07:52:53.154495593</dc:date>
    <meta:editing-duration>PT40M44S</meta:editing-duration>
    <meta:editing-cycles>6</meta:editing-cycles>
    <meta:generator>LibreOffice/6.0.7.3$Linux_X86_64 LibreOffice_project/00m0$Build-3</meta:generator>
    <meta:document-statistic meta:table-count="0" meta:image-count="0" meta:object-count="0" meta:page-count="1" meta:paragraph-count="14" meta:word-count="103" meta:character-count="729" meta:non-whitespace-character-count="641"/>
  </office:meta>
</office:document-meta>
</file>